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0.507cm"/>
    </style:style>
    <style:style style:name="Table7.B" style:family="table-column">
      <style:table-column-properties style:column-width="1.286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1" style:family="paragraph" style:parent-style-name="Frame_20_contents">
      <style:paragraph-properties fo:text-align="justify" style:justify-single-word="false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8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7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0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1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2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3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4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88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89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letter-spacing="-0.016cm" officeooo:rsid="024174ee"/>
    </style:style>
    <style:style style:name="T53" style:family="text">
      <style:text-properties fo:letter-spacing="-0.016cm" officeooo:rsid="024bf5fc"/>
    </style:style>
    <style:style style:name="T54" style:family="text">
      <style:text-properties fo:letter-spacing="-0.016cm" officeooo:rsid="026719f6"/>
    </style:style>
    <style:style style:name="T55" style:family="text">
      <style:text-properties fo:letter-spacing="-0.016cm" officeooo:rsid="023b9883"/>
    </style:style>
    <style:style style:name="T56" style:family="text">
      <style:text-properties fo:letter-spacing="-0.016cm" officeooo:rsid="023fe8a3"/>
    </style:style>
    <style:style style:name="T57" style:family="text">
      <style:text-properties fo:font-weight="bold" officeooo:rsid="002568f2" style:font-weight-asian="bold" style:font-weight-complex="bold" style:text-scale="101%"/>
    </style:style>
    <style:style style:name="T58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9" style:family="text">
      <style:text-properties officeooo:rsid="00247d45" style:text-scale="101%"/>
    </style:style>
    <style:style style:name="T60" style:family="text">
      <style:text-properties officeooo:rsid="00501cee" style:text-scale="101%"/>
    </style:style>
    <style:style style:name="T61" style:family="text">
      <style:text-properties officeooo:rsid="026719f6" style:text-scale="101%"/>
    </style:style>
    <style:style style:name="T62" style:family="text">
      <style:text-properties officeooo:rsid="026992ab" style:text-scale="101%"/>
    </style:style>
    <style:style style:name="T6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6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7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8" style:family="text">
      <style:text-properties style:text-position="-5% 100%" fo:font-size="9pt" fo:letter-spacing="-0.012cm" style:font-size-asian="9pt" style:font-size-complex="9pt"/>
    </style:style>
    <style:style style:name="T6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70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1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2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3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7" style:family="text">
      <style:text-properties style:text-position="-5% 100%" fo:font-style="normal" officeooo:rsid="008f8dcf" style:font-style-asian="normal" style:font-style-complex="normal"/>
    </style:style>
    <style:style style:name="T78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9" style:family="text">
      <style:text-properties style:text-position="-6% 100%"/>
    </style:style>
    <style:style style:name="T80" style:family="text">
      <style:text-properties style:text-position="-6% 100%" fo:font-style="normal" style:font-style-asian="normal" style:font-style-complex="normal"/>
    </style:style>
    <style:style style:name="T81" style:family="text">
      <style:text-properties fo:color="#000000" fo:letter-spacing="0.004cm" fo:font-style="normal" style:font-style-asian="normal" style:font-style-complex="normal"/>
    </style:style>
    <style:style style:name="T82" style:family="text">
      <style:text-properties fo:color="#000000" fo:letter-spacing="-0.007cm" fo:font-style="normal" style:font-style-asian="normal" style:font-style-complex="normal"/>
    </style:style>
    <style:style style:name="T83" style:family="text">
      <style:text-properties fo:color="#000000" fo:letter-spacing="-0.007cm" fo:font-style="normal" officeooo:rsid="026b4939" style:font-style-asian="normal" style:font-style-complex="normal"/>
    </style:style>
    <style:style style:name="T84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5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6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7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88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9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0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1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3" style:family="text">
      <style:text-properties fo:font-size="16pt" officeooo:rsid="01cc9a9e" style:font-size-asian="16pt" style:font-size-complex="16pt"/>
    </style:style>
    <style:style style:name="T94" style:family="text">
      <style:text-properties officeooo:rsid="0201b59c"/>
    </style:style>
    <style:style style:name="T95" style:family="text">
      <style:text-properties fo:font-size="8pt" fo:letter-spacing="-0.007cm" style:font-size-asian="8pt" style:font-size-complex="8pt"/>
    </style:style>
    <style:style style:name="T96" style:family="text">
      <style:text-properties fo:font-size="8pt" fo:letter-spacing="-0.007cm" officeooo:rsid="0237b2ab" style:font-size-asian="8pt" style:font-size-complex="8pt"/>
    </style:style>
    <style:style style:name="T97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8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9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0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2" style:family="text">
      <style:text-properties officeooo:rsid="026719f6"/>
    </style:style>
    <style:style style:name="T103" style:family="text">
      <style:text-properties officeooo:rsid="026b493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7"><text:text-input text:description="&lt;if test=&quot;print_letter&quot;&gt;">if</text:text-input></text:span><text:span text:style-name="T58"><text:text-input text:description="&lt;force_letter or o.state in ['proforma', 'proforma2'] and 'X' or o.document_letter_id.name&gt;">C</text:text-input></text:span><text:span text:style-name="T57"><text:text-input text:description="&lt;/if&gt;">if</text:text-input></text:span></text:p>
            <text:p text:style-name="P12"><text:span text:style-name="T61"><text:text-input text:description="&lt;if test=&quot;print_code and o.state not in ['proforma', 'proforma2']&quot;&gt;">39</text:text-input></text:span><text:span text:style-name="T62">C</text:span><text:span text:style-name="T61">ode</text:span><text:span text:style-name="T59"> N </text:span><text:span text:style-name="T59"><text:text-input text:description="&lt;force_code or o.document_type_id.code&gt;">39</text:text-input></text:span><text:span text:style-name="T59"><text:text-input text:description="&lt;/if&gt;">/if</text:text-input></text:span><text:span text:style-name="T59"><text:text-input text:description="&lt;if test=&quot;not print_code&quot;&gt;">39</text:text-input></text:span><text:span text:style-name="T60"><text:text-input text:description="&lt;legend&gt;">legend</text:text-input></text:span><text:span text:style-name="T59"><text:text-input text:description="&lt;/if&gt;">/if</text:text-input></text:span></text:p>
            <text:p text:style-name="P14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7"><text:span text:style-name="T63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0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79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78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69"><text:placeholder text:placeholder-type="text">&lt;if test="print_header"&gt;</text:placeholder><text:s/></text:p>
            <text:p text:style-name="P70"><text:placeholder text:placeholder-type="text">&lt;company.report_company_name or company.name&gt;</text:placeholder></text:p>
            <text:p text:style-name="P71"><text:span text:style-name="T64"><text:placeholder text:placeholder-type="text">&lt;company.partner_id.street&gt;</text:placeholder></text:span><text:span text:style-name="T64"><text:s/>(</text:span><text:span text:style-name="T64"><text:placeholder text:placeholder-type="text">&lt;company.partner_id.zip&gt;</text:placeholder></text:span><text:span text:style-name="T64">)</text:span></text:p>
            <text:p text:style-name="P73"><text:span text:style-name="T65"><text:placeholder text:placeholder-type="text">&lt;company.partner_id.city&gt;</text:placeholder></text:span><text:span text:style-name="T65"><text:s/>- </text:span><text:span text:style-name="T65"><text:placeholder text:placeholder-type="text">&lt;company.partner_id.state_id.name&gt;</text:placeholder></text:span><text:span text:style-name="T65"><text:s/>- </text:span><text:span text:style-name="T65"><text:placeholder text:placeholder-type="text">&lt;company.partner_id.country_id.name&gt;</text:placeholder></text:span></text:p>
            <text:p text:style-name="P73"><text:span text:style-name="T66">Phone</text:span><text:span text:style-name="T65">: </text:span><text:span text:style-name="T65"><text:placeholder text:placeholder-type="text">&lt;company.partner_id.phone&gt;</text:placeholder></text:span></text:p>
            <text:p text:style-name="P76"><text:span text:style-name="T80">I.V.A.: </text:span><text:span text:style-name="T65"><text:placeholder text:placeholder-type="text">&lt;company.partner_id.afip_responsability_type_id.name&gt;</text:placeholder></text:span></text:p>
            <text:p text:style-name="P74"><text:placeholder text:placeholder-type="text">&lt;company.partner_id.email&gt;</text:placeholder><text:s/><text:placeholder text:placeholder-type="text">&lt;company.website&gt;</text:placeholder><text:s/><text:span text:style-name="T79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6"><text:span text:style-name="T81"><text:text-input text:description="&lt;if test=&quot;print_header&quot;&gt;">IF2</text:text-input></text:span><text:span text:style-name="T92">CUIT</text:span>: <text:span text:style-name="T94"><text:text-input text:description="&lt;company.partner_id.commercial_partner_id.cuit&gt;">99-99999999-9</text:text-input></text:span><text:span text:style-name="T81"><text:text-input text:description="&lt;/if&gt;">&lt;/if&gt;</text:text-input></text:span></text:p>
            <text:p text:style-name="P57"><text:span text:style-name="T81"><text:text-input text:description="&lt;if test=&quot;print_header&quot;&gt;">IF2</text:text-input></text:span><text:span text:style-name="T83">Gross income</text:span>: <text:text-input text:description="&lt;company.partner_id.gross_income_number&gt;">EXENTO</text:text-input><text:span text:style-name="T81"><text:text-input text:description="&lt;/if&gt;">&lt;/if&gt;</text:text-input></text:span></text:p>
            <text:p text:style-name="P62"><text:span text:style-name="T81"><text:text-input text:description="&lt;if test=&quot;print_header&quot;&gt;">IF2</text:text-input></text:span><text:span text:style-name="T84">Start of activities</text:span><text:span text:style-name="T82">: </text:span><text:span text:style-name="T82"><text:text-input text:description="&lt;if test=&quot;company.partner_id.start_date&quot;&gt;">If</text:text-input></text:span><text:span text:style-name="T82"><text:text-input text:description="&lt;formatLang(company.partner_id.start_date,date='true')&gt;">DD/MM/YYYY</text:text-input></text:span><text:span text:style-name="T82"><text:text-input text:description="&lt;/if&gt;">/if</text:text-input></text:span><text:span text:style-name="T81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2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75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65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7">Shipping address:</text:span></text:p>
            <text:p text:style-name="P68"><text:placeholder text:placeholder-type="text">&lt;o.partner_shipping_id.street&gt;</text:placeholder></text:p>
            <text:p text:style-name="P64"><text:span text:style-name="T98"><text:placeholder text:placeholder-type="text">&lt;o.partner_shipping_id.state_id.name&gt;</text:placeholder></text:span><text:span text:style-name="T98"><text:s/></text:span><text:span text:style-name="T98"><text:placeholder text:placeholder-type="text">&lt;o.partner_shipping_id.state_id.code&gt;</text:placeholder></text:span></text:p>
            <text:p text:style-name="P64"><text:span text:style-name="T98"><text:placeholder text:placeholder-type="text">&lt;o.partner_shipping_id.country_id.name&gt;</text:placeholder></text:span><text:span text:style-name="T99"><text:s/></text:span></text:p>
          </table:table-cell>
          <table:covered-table-cell/>
          <table:table-cell table:style-name="Table3.D1" table:number-columns-spanned="2" office:value-type="string">
            <text:p text:style-name="P54"><text:span text:style-name="T90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0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59"><text:span text:style-name="T67"><text:text-input text:description="&lt;o.partner_id.commercial_partner_id.main_id_category_id.code&gt;">CUIT</text:text-input></text:span><text:span text:style-name="T69">:</text:span><text:span text:style-name="T68"> </text:span><text:span text:style-name="T68"><text:placeholder text:placeholder-type="text">&lt;o.partner_id.commercial_partner_id.main_id_number&gt;</text:placeholder></text:span></text:p>
            <text:p text:style-name="P58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2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7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0"><text:span text:style-name="T78"><text:text-input text:description="&lt;o.afip_concept in ['2', '3', '4'] and &quot;Fecha servicio:&quot;&gt;">Fecha Servicio:</text:text-input></text:span><text:span text:style-name="T77"><text:s/></text:span><text:span text:style-name="T7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3"><text:span text:style-name="T87">Amount</text:span><text:span text:style-name="T85"> </text:span><text:span text:style-name="T87">expressed i</text:span><text:span text:style-name="T85">n </text:span><text:span text:style-name="T85"><text:text-input text:description="&lt;o.currency_id.name or o.company_id.currency_id.name&gt;">rate</text:text-input></text:span><text:span text:style-name="T85"><text:s/></text:span><text:span text:style-name="T86"><text:text-input text:description="&lt;if test=&quot;o.currency_id != o.company_id.currency_id&quot;&gt;">IF2</text:text-input></text:span><text:span text:style-name="T86">- </text:span><text:span text:style-name="T87">Exchange rate</text:span><text:span text:style-name="T85">:</text:span><text:span text:style-name="T14"> </text:span><text:span text:style-name="T15">$</text:span><text:span text:style-name="T85"><text:text-input text:description="&lt;o.currency_rate or o.currency_id.with_context(date=o.date_invoice).compute(1.0, o.company_id.currency_id)&gt;">rate</text:text-input></text:span><text:span text:style-name="T86"> </text:span><text:span text:style-name="T86"><text:text-input text:description="&lt;/if&gt;">IF2</text:text-input></text:span></text:p>
            <text:p text:style-name="P55"><text:span text:style-name="T29">Origin</text:span><text:span text:style-name="T33">:</text:span><text:span text:style-name="T88"> </text:span><text:span text:style-name="T6"><text:text-input text:description="&lt;o.origin&gt;">o.origin</text:text-input></text:span></text:p>
            <text:p text:style-name="P63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1"><text:span text:style-name="T71">Jurisdiction</text:span><text:span text:style-name="T70">:</text:span><text:span text:style-name="T72"> </text:span><text:span text:style-name="T73"><text:text-input text:description="&lt;o.partner_id.state_id.name&gt;">o.partner_id.state_id.name</text:text-input></text:span></text:p>
            <text:p text:style-name="P66"><text:span text:style-name="T89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"><text:span text:style-name="T102">Description</text:span> </text:p>
          </table:table-cell>
          <table:table-cell table:style-name="Table7.A1" office:value-type="string">
            <text:p text:style-name="P4"><text:span text:style-name="T75"><text:text-input text:description="&lt;if test=&quot;not o.taxes_included&quot;&gt;">If vat discriminated</text:text-input></text:span>%<text:span text:style-name="T47">I.V.A.</text:span><text:span text:style-name="T76"><text:text-input text:description="&lt;/if&gt;">Ennd if</text:text-input></text:span></text:p>
          </table:table-cell>
          <table:table-cell table:style-name="Table7.A1" office:value-type="string">
            <text:p text:style-name="P3">Unit Price</text:p>
          </table:table-cell>
          <table:table-cell table:style-name="Table7.A1" office:value-type="string">
            <text:p text:style-name="P2">Quantity</text:p>
          </table:table-cell>
          <table:table-cell table:style-name="Table7.E1" office:value-type="string">
            <text:p text:style-name="P2">Amount</text:p>
          </table:table-cell>
        </table:table-row>
        <table:table-row table:style-name="Table7.2">
          <table:table-cell table:style-name="Table7.A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5"/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85"><text:span text:style-name="T102">Batch</text:span>: <text:span text:style-name="T51"><text:text-input text:description="&lt;sale_line.loot_name&gt;">Lote</text:text-input></text:span><text:span text:style-name="T51"><text:s text:c="2"/></text:span><text:span text:style-name="T54">Packaging</text:span><text:span text:style-name="T50">: </text:span><text:span text:style-name="T51"><text:text-input text:description="&lt;sale_line.product_attr_value_id.name&gt;">Attr</text:text-input></text:span><text:span text:style-name="T51"><text:s text:c="2"/></text:span><text:span text:style-name="T54">Country of Origin</text:span><text:span text:style-name="T55">: </text:span><text:span text:style-name="T51"><text:text-input text:description="&lt;sale_line.country_id&gt;">Origen</text:text-input></text:span><text:span text:style-name="T51"><text:s text:c="2"/>H</text:span><text:span text:style-name="T56">s code: </text:span><text:span text:style-name="T51"><text:text-input text:description="&lt;sale_line.product_nmc&gt;">HsCode</text:text-input></text:span></text:p>
            <text:p text:style-name="P35"><text:text-input text:description="&lt;/for&gt;">End For</text:text-input></text:p>
          </table:table-cell>
          <table:table-cell table:style-name="Table7.B3" office:value-type="string">
            <text:p text:style-name="P81"><text:span text:style-name="T93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3"><text:text-input text:description="&lt;formatLang(line.report_price_net)&gt;">9.999,50</text:text-input></text:p>
          </table:table-cell>
          <table:table-cell table:style-name="Table7.D3" office:value-type="string">
            <text:p text:style-name="P84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e7.E3" office:value-type="string">
            <text:p text:style-name="P30"/>
            <text:p text:style-name="P82"><text:text-input text:description="&lt;formatLang(line.report_price_subtotal)&gt;">99.999,50</text:text-input></text:p>
            <text:p text:style-name="P82"/>
          </table:table-cell>
        </table:table-row>
        <table:table-row table:style-name="Table7.4">
          <table:table-cell table:style-name="Table7.A6" office:value-type="string">
            <text:p text:style-name="P33"><text:text-input text:description="&lt;/for&gt;">End For</text:text-input></text:p>
          </table:table-cell>
          <table:table-cell table:style-name="Table7.B4" office:value-type="string">
            <text:p text:style-name="P5"/>
          </table:table-cell>
          <table:table-cell table:style-name="Table7.C4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5">
          <table:table-cell table:style-name="Table7.A6" office:value-type="string">
            <text:p text:style-name="P17"><text:text-input text:description="&lt;if test=&quot;page['complete_list']!=''&quot;&gt;">IF2</text:text-input></text:p>
          </table:table-cell>
          <table:table-cell table:style-name="Table7.B5" office:value-type="string">
            <text:p text:style-name="P5"/>
          </table:table-cell>
          <table:table-cell table:style-name="Table7.C5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89"><text:text-input text:description="&lt;if test=&quot;o.sale_order_id!=''&quot;&gt;">IF</text:text-input></text:p>
            <text:p text:style-name="P86">Terms of payment: <text:span text:style-name="T51"><text:text-input text:description="&lt;o.sale_order_id.term_payments.name&gt;">payment</text:text-input></text:span></text:p>
            <text:p text:style-name="P86"><text:span text:style-name="T53">I</text:span><text:span text:style-name="T52">ncoterm</text:span><text:span text:style-name="T51">: </text:span><text:span text:style-name="T51"><text:text-input text:description="&lt;o.sale_order_id.incoterm_id&gt;">Ico</text:text-input></text:span></text:p>
            <text:p text:style-name="P87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87">Place of delivery: <text:span text:style-name="T50"><text:text-input text:description="&lt;o.sale_order_id.place_of_delivery_id&gt;">PoD</text:text-input></text:span></text:p>
            <text:p text:style-name="P87"><text:span text:style-name="T50">Estimated Shipping Date: </text:span><text:span text:style-name="T50"><text:text-input text:description="&lt;o.sale_order_id.estimated_shipping_date&gt;">ESD</text:text-input></text:span></text:p>
            <text:p text:style-name="P87">Payment <text:span text:style-name="T103">details</text:span>: <text:span text:style-name="T50"><text:text-input text:description="&lt;o.sale_order_id.payment_instructions_id&gt;">PI</text:text-input></text:span></text:p>
            <text:p text:style-name="P88"><text:span text:style-name="T101"><text:text-input text:description="&lt;/if&gt;">ENDIF</text:text-input></text:span><text:span text:style-name="T101"><text:s/></text:span></text:p>
            <text:p text:style-name="P38"/>
          </table:table-cell>
          <table:table-cell table:style-name="Table7.B6" office:value-type="string">
            <text:p text:style-name="P5"/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8"><text:span text:style-name="T74"><text:s/></text:span><text:span text:style-name="T91"><text:text-input text:description="&lt;/if&gt;">&lt;/if&gt;</text:text-input></text:span></text:p>
          </table:table-cell>
          <table:table-cell table:style-name="Table7.B7" office:value-type="string">
            <text:p text:style-name="P5"/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</table:table-row>
      </table:table>
      <text:p text:style-name="P15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0"><text:span text:style-name="T1">Remarks</text:span>: <text:span text:style-name="T2"><text:placeholder text:placeholder-type="text">&lt;o.comment&gt;</text:placeholder></text:span></text:p>
            <text:p text:style-name="P42"><text:placeholder text:placeholder-type="text">&lt;if test="o._fields.get('move_currency_id') and o.move_currency_id.name"&gt;</text:placeholder></text:p>
            <text:p text:style-name="P41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2"><text:placeholder text:placeholder-type="text">&lt;/if&gt;</text:placeholder></text:p>
            <text:p text:style-name="P4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2"/>
          </table:table-cell>
          <table:table-cell table:style-name="Table8.B1" office:value-type="string">
            <text:p text:style-name="P43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0"><text:span text:style-name="T96"><text:text-input text:description="&lt;if test=&quot;o.document_letter_id.name not in [ 'B','C']&quot;&gt;">IF A</text:text-input></text:span><text:span text:style-name="T95"><text:text-input text:description="&lt;formatLang(get_subtotal(page['previus_list_page'],'price_subtotal'))&gt;">subtotal</text:text-input></text:span><text:span text:style-name="T95"><text:text-input text:description="&lt;/if&gt;">End B</text:text-input></text:span><text:span text:style-name="T95"><text:text-input text:description="&lt;if test=&quot;o.document_letter_id.name in [ 'B','C']&quot;&gt;">IF B</text:text-input></text:span><text:span text:style-name="T95"><text:text-input text:description="&lt;formatLang(get_subtotal(page['previus_list_page'],'price_total'))&gt;">subtotal</text:text-input></text:span><text:span text:style-name="T95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4">TAXE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5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5"><text:text-input text:description="&lt;for each=&quot;line in o.report_tax_line_ids&quot;&gt;">For each line</text:text-input></text:p>
            <text:p text:style-name="P47"><text:text-input text:description="&lt;line.tax_id.description&gt;">IVA 21%</text:text-input></text:p>
            <text:p text:style-name="P46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3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48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9"><text:span text:style-name="T103">Are: </text:span><text:span text:style-name="T103"><text:placeholder text:placeholder-type="text">&lt;o.currency_id.name or o.company_id.currency_id.name&gt;</text:placeholder></text:span><text:span text:style-name="T103"><text:s/></text:span><text:span text:style-name="T103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0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27"><draw:frame draw:style-name="fr2" draw:name="image: asimage(o.afip_barcode_img)" text:anchor-type="paragraph" svg:y="0.032cm" svg:width="5.918cm" draw:z-index="0"><draw:text-box fo:min-height="0.855cm"><text:p text:style-name="P51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6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0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2T15:25:53.857488482</dc:date>
    <meta:editing-duration>P3DT18H54S</meta:editing-duration>
    <meta:editing-cycles>778</meta:editing-cycles>
    <meta:generator>LibreOffice/6.0.7.3$Linux_X86_64 LibreOffice_project/00m0$Build-3</meta:generator>
    <meta:document-statistic meta:table-count="4" meta:image-count="0" meta:object-count="0" meta:page-count="3" meta:paragraph-count="88" meta:word-count="498" meta:character-count="2879" meta:non-whitespace-character-count="2675"/>
  </office:meta>
</office:document-meta>
</file>